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1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2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14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10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0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2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0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0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0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1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0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02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0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05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0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14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508" calcext:value-type="float">
            <text:p>1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67535483871" calcext:value-type="float">
            <text:p>1.186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328" calcext:value-type="float">
            <text:p>0.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01935483871" calcext:value-type="float">
            <text:p>1.3470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05935483871" calcext:value-type="float">
            <text:p>1.2860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41379310345" calcext:value-type="float">
            <text:p>1.18241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723636363636" calcext:value-type="float">
            <text:p>1.78723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520258064516" calcext:value-type="float">
            <text:p>1.8052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98322580645" calcext:value-type="float">
            <text:p>1.5249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8336" calcext:value-type="float">
            <text:p>1.4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114322580645" calcext:value-type="float">
            <text:p>1.2811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114" calcext:value-type="float">
            <text:p>1.5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725" calcext:value-type="float">
            <text:p>1.60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33935483871" calcext:value-type="float">
            <text:p>0.8593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840774193548" calcext:value-type="float">
            <text:p>1.1484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16774193548" calcext:value-type="float">
            <text:p>1.514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61935483871" calcext:value-type="float">
            <text:p>1.194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058064516129" calcext:value-type="float">
            <text:p>0.9930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268387096774" calcext:value-type="float">
            <text:p>0.74626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201379310345" calcext:value-type="float">
            <text:p>0.560201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4105806451613" calcext:value-type="float">
            <text:p>0.40410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5755" calcext:value-type="float">
            <text:p>0.325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0056774193548" calcext:value-type="float">
            <text:p>0.70005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721290322581" calcext:value-type="float">
            <text:p>0.71972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832" calcext:value-type="float">
            <text:p>0.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4335" calcext:value-type="float">
            <text:p>0.394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428387096774" calcext:value-type="float">
            <text:p>0.50242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558709677419" calcext:value-type="float">
            <text:p>0.3775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1161290322581" calcext:value-type="float">
            <text:p>0.81116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72475" calcext:value-type="float">
            <text:p>0.837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414285714286" calcext:value-type="float">
            <text:p>0.48441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26064516129" calcext:value-type="float">
            <text:p>0.5122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1566451612903" calcext:value-type="float">
            <text:p>0.6115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8645161290323" calcext:value-type="float">
            <text:p>0.95864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62725" calcext:value-type="float">
            <text:p>0.656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0995" calcext:value-type="float">
            <text:p>0.340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3267096774194" calcext:value-type="float">
            <text:p>0.4532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10967741936" calcext:value-type="float">
            <text:p>1.2831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957419354839" calcext:value-type="float">
            <text:p>2.3695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206193548387" calcext:value-type="float">
            <text:p>1.8720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8464516129" calcext:value-type="float">
            <text:p>1.708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847724137931" calcext:value-type="float">
            <text:p>1.34847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81032258065" calcext:value-type="float">
            <text:p>1.1248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0925" calcext:value-type="float">
            <text:p>1.502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912" calcext:value-type="float">
            <text:p>1.7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10285714286" calcext:value-type="float">
            <text:p>1.2221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5850082140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50" meta:object-count="0"/>
    <meta:user-defined meta:name="AppVersion">3.0</meta:user-defined>
  </office:meta>
</office:document-meta>
</file>